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90000000A9B0B65F667B9C8E29.png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Segoe UI" svg:font-family="'Segoe UI'"/>
    <style:font-face style:name="Wingdings" svg:font-family="Wingdings"/>
    <style:font-face style:name="Times New Roman" svg:font-family="'Times New Roman'"/>
    <style:font-face style:name="Liberation Sans" svg:font-family="'Liberation Sans'"/>
    <style:font-face style:name="Noto Sans CJK SC" svg:font-family="'Noto Sans CJK SC'"/>
    <style:font-face style:name="Arial" svg:font-family="Arial"/>
    <style:font-face style:name="Liberation Serif" svg:font-family="'Liberation Serif'"/>
    <style:font-face style:name="맑은 고딕" svg:font-family="'맑은 고딕'"/>
  </office:font-face-decls>
  <office:automatic-styles>
    <style:style style:name="PO_P1" style:family="paragraph" style:parent-style-name="Standard" style:master-page-name="Standard">
      <style:paragraph-properties text:number-lines="true" style:justify-single-word="false" fo:widows="2" fo:orphans="2" style:page-number="auto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bold" style:font-weight-asian="bold" style:font-weight-complex="bold" fo:background-color="transparent" style:text-emphasize="none"/>
    </style:style>
    <style:style style:name="PO_T3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bold" style:font-weight-asian="bold" style:font-weight-complex="bold" fo:background-color="transparent" style:text-emphasize="none"/>
    </style:style>
    <style:style style:name="PO_P7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bold" style:font-weight-asian="bold" style:font-weight-complex="bold" fo:background-color="transparent" style:text-emphasize="none"/>
    </style:style>
    <style:style style:name="PO_T4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8" style:family="paragraph" style:parent-style-name="Standard">
      <style:paragraph-properties text:number-lines="true" fo:widows="2" fo:orphans="2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9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0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1" style:family="paragraph" style:parent-style-name="Standard">
      <style:paragraph-properties text:number-lines="true" style:justify-single-word="false" fo:widows="2" fo:orphans="2" fo:line-height="150%" fo:text-align="justify" fo:keep-together="auto" fo:margin-left="1.27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2" style:family="paragraph" style:parent-style-name="Standard">
      <style:paragraph-properties text:number-lines="true" style:justify-single-word="false" fo:widows="2" fo:orphans="2" fo:line-height="150%" fo:text-align="justify" fo:keep-together="auto" fo:margin-left="1.905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style:justify-single-word="false" fo:widows="2" fo:orphans="2" fo:line-height="150%" fo:text-align="justify" fo:keep-together="auto" fo:margin-left="1.905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4" style:family="paragraph" style:parent-style-name="Standard">
      <style:paragraph-properties text:number-lines="true" style:justify-single-word="false" fo:widows="2" fo:orphans="2" fo:line-height="150%" fo:text-align="justify" fo:keep-together="auto" fo:margin-left="0.706cm" fo:margin-right="0cm" fo:margin-top="0cm" fo:margin-bottom="0cm" fo:text-indent="0.706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6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5" style:family="paragraph" style:parent-style-name="Standard">
      <style:paragraph-properties text:number-lines="true" style:justify-single-word="false" fo:widows="2" fo:orphans="2" fo:line-height="150%" fo:text-align="justify" fo:keep-together="auto" fo:margin-left="1.905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6" style:family="paragraph" style:parent-style-name="Standard">
      <style:paragraph-properties text:number-lines="true" style:justify-single-word="false" fo:widows="2" fo:orphans="2" fo:line-height="150%" fo:text-align="justify" fo:keep-together="auto" fo:margin-left="1.905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normal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7" style:family="paragraph" style:parent-style-name="Standard">
      <style:paragraph-properties text:number-lines="true" style:justify-single-word="false" fo:widows="2" fo:orphans="2" fo:line-height="150%" fo:text-align="justify" fo:keep-together="auto" fo:margin-left="2.117cm" fo:margin-right="0cm" fo:margin-top="0cm" fo:margin-bottom="0cm" fo:text-indent="0.706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8" style:family="paragraph" style:parent-style-name="Standard">
      <style:paragraph-properties text:number-lines="true" style:justify-single-word="false" fo:widows="2" fo:orphans="2" fo:line-height="150%" fo:text-align="justify" fo:keep-together="auto" fo:margin-left="1.905cm" fo:margin-right="0cm" fo:margin-top="0cm" fo:margin-bottom="0cm" fo:text-indent="-0.635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9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7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20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erif" style:font-name-asian="Times New Roman" style:font-name-complex="Liberation Serif" fo:letter-spacing="normal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21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/>
      <text:p text:style-name="PO_P7"><text:span text:style-name="PO_T3">Lista Ponteiros – 001 – ere</text:span></text:p>
      <text:p text:style-name="PO_P7"/>
      <text:p text:style-name="PO_P8"><text:span text:style-name="PO_T4">ALUNO: Joao Victor Gouvea Pereira<text:tab/><text:tab/><text:tab/>MATRÍCULA: 202004760</text:span></text:p>
      <text:p text:style-name="PO_P9"/>
      <text:p text:style-name="PO_P10"/>
      <text:list text:style-name="PO_L1" text:continue-numbering="true" xml:id="15d88cb8">
        <text:list-item>
          <text:p text:style-name="PO_P11"><text:span text:style-name="PO_T5">O que é um ponteiro? E para que serve um ponteiro?</text:span></text:p>
        </text:list-item>
      </text:list>
      <text:p text:style-name="PO_P12"><text:span text:style-name="PO_T5">São tipos de variáveis que armazenam o endereço de memória de outras variáveis. Serve para alterar o conteudo de uma variável sem alterar ela em especifico.</text:span></text:p>
      <text:list text:style-name="PO_L1" text:continue-numbering="true" xml:id="15c3c828" text:continue-list="15d88cb8">
        <text:list-item>
          <text:p text:style-name="PO_P11"><text:span text:style-name="PO_T5">Quais das seguintes instruções são corretas para declarar um ponteiro?</text:span></text:p>
        </text:list-item>
      </text:list>
      <text:p text:style-name="PO_P12"><text:span text:style-name="PO_T5">a) int _ptr x;<text:tab/><text:tab/><text:tab/>b) int *ptr;</text:span></text:p>
      <text:p text:style-name="PO_P12"><text:span text:style-name="PO_T5">c) *int ptr;<text:tab/><text:tab/><text:tab/>d) *x;</text:span></text:p>
      <text:p text:style-name="PO_P12"><text:span text:style-name="PO_T5">b = int *prt;</text:span></text:p>
      <text:list text:style-name="PO_L1" text:continue-numbering="true" xml:id="15bdc478" text:continue-list="15c3c828">
        <text:list-item>
          <text:p text:style-name="PO_P11"><text:span text:style-name="PO_T5">Qual é a maneira correta de referenciar ch, assumindo que o endereço de ch foi atribuído ao ponteiro indica?</text:span></text:p>
        </text:list-item>
      </text:list>
      <text:p text:style-name="PO_P12"><text:span text:style-name="PO_T5">a) *indica;<text:tab/><text:tab/><text:tab/>b) int *indica;</text:span></text:p>
      <text:p text:style-name="PO_P12"><text:span text:style-name="PO_T5">c) *indic;<text:tab/><text:tab/><text:tab/>d) ch</text:span></text:p>
      <text:p text:style-name="PO_P12"><text:span text:style-name="PO_T5">e) *ch;</text:span></text:p>
      <text:p text:style-name="PO_P12"><text:span text:style-name="PO_T5">a = *indica.</text:span></text:p>
      <text:list text:style-name="PO_L1" text:continue-numbering="true" xml:id="15c1c808" text:continue-list="15bdc478">
        <text:list-item>
          <text:p text:style-name="PO_P11"><text:span text:style-name="PO_T5">Na expressão float *pont; o que é do tipo float?</text:span></text:p>
        </text:list-item>
      </text:list>
      <text:p text:style-name="PO_P12"><text:span text:style-name="PO_T5">a) a variável pont.<text:tab/><text:tab/><text:tab/>b) o endereço de pont.</text:span></text:p>
      <text:p text:style-name="PO_P12"><text:span text:style-name="PO_T5">c) a variável apontada por pont.<text:tab/>d) nenhuma das anteriores.</text:span></text:p>
      <text:p text:style-name="PO_P12"><text:span text:style-name="PO_T5">c =a variável apontado por pont.</text:span></text:p>
      <text:list text:style-name="PO_L1" text:continue-numbering="true" xml:id="15bcc2e8" text:continue-list="15c1c808">
        <text:list-item>
          <text:p text:style-name="PO_P11"><text:span text:style-name="PO_T5">Assumindo que o endereço de num foi atribuído a um ponteiro pnum, quais das <text:s/>seguintes expressões são verdadeiras?</text:span></text:p>
        </text:list-item>
      </text:list>
      <text:p text:style-name="PO_P12"><text:span text:style-name="PO_T5">a) num == &amp;pnum<text:tab/><text:tab/>b) num == *pnum</text:span></text:p>
      <text:p text:style-name="PO_P12"><text:span text:style-name="PO_T5">c) pnum == *num<text:tab/><text:tab/>d) pnum == &amp;num</text:span></text:p>
      <text:p text:style-name="PO_P12"><text:span text:style-name="PO_T5">d = pnum ==&amp;num</text:span></text:p>
      <text:list text:style-name="PO_L1" text:continue-numbering="true" xml:id="15bbede0" text:continue-list="15bcc2e8">
        <text:list-item>
          <text:p text:style-name="PO_P11"><text:span text:style-name="PO_T5">Assumindo que queremos ler o valor de x, e o endereço de x foi atribuído a px, a instrução seguinte é correta? Por que?</text:span></text:p>
        </text:list-item>
      </text:list>
      <text:p text:style-name="PO_P12"><text:span text:style-name="PO_T5">scanf ( “%d”, *px );</text:span></text:p>
      <text:p text:style-name="PO_P12"><text:span text:style-name="PO_T5">Sim, pois com o comando *px ele usa o que está dentro do endereço de x.</text:span></text:p>
      <text:list text:style-name="PO_L1" text:continue-numbering="true" xml:id="15bcc570" text:continue-list="15bbede0">
        <text:list-item>
          <text:p text:style-name="PO_P11"><text:span text:style-name="PO_T5">Qual é a instrução que deve ser adicionada ao programa seguinte para que ele trabalhe corretamente?</text:span></text:p>
        </text:list-item>
      </text:list>
      <text:p text:style-name="PO_P13"><text:span text:style-name="PO_T5">int main ( ) {</text:span></text:p>
      <text:p text:style-name="PO_P14"><text:span text:style-name="PO_T5">int j, *pj;</text:span></text:p>
      <text:p text:style-name="PO_P14"><text:span text:style-name="PO_T5">*pj = 3;</text:span></text:p>
      <text:p text:style-name="PO_P12"><text:span text:style-name="PO_T5">}</text:span></text:p>
      <text:p text:style-name="PO_P15"><text:span text:style-name="PO_T6">int main ( ) </text:span></text:p>
      <text:p text:style-name="PO_P16"><text:span text:style-name="PO_T6">{</text:span></text:p>
      <text:p text:style-name="PO_P17"><text:span text:style-name="PO_T6">int j = 3, *pj;</text:span></text:p>
      <text:p text:style-name="PO_P17"><text:span text:style-name="PO_T6">*pj = &amp;j;</text:span></text:p>
      <text:p text:style-name="PO_P18"><text:span text:style-name="PO_T6">}</text:span></text:p>
      <text:list text:style-name="PO_L1" text:continue-numbering="true" xml:id="15c1cf00" text:continue-list="15bcc570">
        <text:list-item>
          <text:p text:style-name="PO_P11"><text:span text:style-name="PO_T5">Assumindo que o endereço da variável x foi atribuído a um ponteiro px, escreva uma expressão que não usa x e divida x por 5.</text:span></text:p>
        </text:list-item>
      </text:list>
      <text:p text:style-name="PO_P12"><text:span text:style-name="PO_T5">*px = *px / 5</text:span></text:p>
      <text:list text:style-name="PO_L1" text:continue-numbering="true" xml:id="15b53508" text:continue-list="15c1cf00">
        <text:list-item>
          <text:p text:style-name="PO_P11"><text:span text:style-name="PO_T5">Qual o valor das seguintes expressões:</text:span></text:p>
        </text:list-item>
      </text:list>
      <text:p text:style-name="PO_P12"><text:span text:style-name="PO_T5">int i = 3, j = 5;</text:span></text:p>
      <text:p text:style-name="PO_P12"><text:span text:style-name="PO_T5">int *p = &amp;i, *q = &amp;j;</text:span></text:p>
      <text:p text:style-name="PO_P12"><text:span text:style-name="PO_T5">a) p == &amp;i (1)<text:tab/><text:tab/>b) *p - *q (-2)</text:span></text:p>
      <text:p text:style-name="PO_P12"><text:span text:style-name="PO_T5">c) **&amp;p (3)</text:span></text:p>
      <text:list text:style-name="PO_L1" text:continue-numbering="true" xml:id="15b60128" text:continue-list="15b53508">
        <text:list-item>
          <text:p text:style-name="PO_P11"><text:span text:style-name="PO_T5">Qual será a saída deste programa?</text:span></text:p>
        </text:list-item>
      </text:list>
      <text:p text:style-name="PO_P12"><text:span text:style-name="PO_T5">int main ( ) {</text:span></text:p>
      <text:p text:style-name="PO_P19"><text:span text:style-name="PO_T5">int i = 5, *p = &amp;i;</text:span></text:p>
      <text:p text:style-name="PO_P19"><text:span text:style-name="PO_T5">printf ( “%u %d %d %d %d \n”, p, *p+2, **&amp;p, 3**p, **&amp;p+4);</text:span></text:p>
      <text:p text:style-name="PO_P12"><text:span text:style-name="PO_T5">}</text:span></text:p>
      <text:p text:style-name="PO_P18"><text:span text:style-name="PO_T6">endereço de i 7 <text:s/>5 <text:s/>15 <text:s/>9</text:span></text:p>
      <text:list text:style-name="PO_L1" text:continue-numbering="true" xml:id="15b9f5a0" text:continue-list="15b60128">
        <text:list-item>
          <text:p text:style-name="PO_P11"><text:span text:style-name="PO_T5">Se i e j são variáveis inteiras e p e q são ponteiros para inteiros, quais das seguintes expressões de atribuição são ilegais?</text:span></text:p>
        </text:list-item>
      </text:list>
      <text:p text:style-name="PO_P12"><text:span text:style-name="PO_T5">a) p = &amp;i;<text:tab/><text:tab/><text:tab/>b) *q = &amp;j;</text:span></text:p>
      <text:p text:style-name="PO_P12"><text:span text:style-name="PO_T5">c) p = &amp;*&amp;i;<text:tab/><text:tab/><text:tab/>d) i = (*&amp;)j;</text:span></text:p>
      <text:p text:style-name="PO_P12"><text:span text:style-name="PO_T5">e) i = *&amp;*&amp;j;<text:tab/><text:tab/><text:tab/>f) q = &amp;p;</text:span></text:p>
      <text:p text:style-name="PO_P12"><text:span text:style-name="PO_T5">g) i = (*p) ++ + *q;</text:span></text:p>
      <text:p text:style-name="PO_P12"><text:span text:style-name="PO_T5">d = i ( *&amp;)j.</text:span></text:p>
      <text:list text:style-name="PO_L1" text:continue-numbering="true" xml:id="15b53ae8" text:continue-list="15b9f5a0">
        <text:list-item>
          <text:p text:style-name="PO_P11"><text:span text:style-name="PO_T5">Seja a seguinte seqüência de instruções em um programa C:</text:span></text:p>
        </text:list-item>
      </text:list>
      <text:p text:style-name="PO_P12"><text:span text:style-name="PO_T5">int *pti;</text:span></text:p>
      <text:p text:style-name="PO_P12"><text:span text:style-name="PO_T5">int i = 10;</text:span></text:p>
      <text:p text:style-name="PO_P12"><text:span text:style-name="PO_T5">pti = &amp;i;</text:span></text:p>
      <text:p text:style-name="PO_P12"/>
      <text:p text:style-name="PO_P12"><text:span text:style-name="PO_T5">Qual afirmativa é falsa?</text:span></text:p>
      <text:p text:style-name="PO_P12"><text:span text:style-name="PO_T5">a) pti armazena o endereço de i </text:span></text:p>
      <text:p text:style-name="PO_P12"><text:span text:style-name="PO_T5">b) *pti é igual a 10</text:span></text:p>
      <text:p text:style-name="PO_P12"><text:span text:style-name="PO_T5">c) ao se executar *pti = 20; i passará a ter o valor 20</text:span></text:p>
      <text:p text:style-name="PO_P12"><text:span text:style-name="PO_T5">d) ao se alterar o valor de i, *pti será modificado</text:span></text:p>
      <text:p text:style-name="PO_P12"><text:span text:style-name="PO_T5">e) pti é igual a 10</text:span></text:p>
      <text:p text:style-name="PO_P12"><text:span text:style-name="PO_T5">[e] pti é igual ao endereço de memoria</text:span></text:p>
      <text:list text:style-name="PO_L1" text:continue-numbering="true" xml:id="15c0d468" text:continue-list="15b53ae8">
        <text:list-item>
          <text:p text:style-name="PO_P11"><text:span text:style-name="PO_T5">Considerando as variáveis e ponteiros definidos abaixo; quais são as atribuições permitidas?</text:span></text:p>
        </text:list-item>
      </text:list>
      <text:p text:style-name="PO_P13"><text:span text:style-name="PO_T5">int x, *ptx, **pp;</text:span></text:p>
      <text:p text:style-name="PO_P12"><text:span text:style-name="PO_T5">float a, *pta, **pf;</text:span></text:p>
      <text:p text:style-name="PO_P12"><text:span text:style-name="PO_T5">a) x = 100;<text:tab/><text:tab/>e) pp = &amp;pta;<text:tab/><text:tab/>i) pp = &amp;x;</text:span></text:p>
      <text:p text:style-name="PO_P12"><text:span text:style-name="PO_T5">b) *pta = &amp;a;<text:tab/><text:tab/>f) **pf = 7.9;<text:tab/><text:tab/>j) pf = &amp;pta;</text:span></text:p>
      <text:p text:style-name="PO_P12"><text:span text:style-name="PO_T5">c) ptx = &amp;a;<text:tab/><text:tab/>g) *ptx = 20;</text:span></text:p>
      <text:p text:style-name="PO_P12"><text:span text:style-name="PO_T5">d) *pf = &amp;a;<text:tab/><text:tab/>h) ptx = &amp;x;</text:span></text:p>
      <text:p text:style-name="PO_P12"><text:span text:style-name="PO_T5">a) x = 100, b)*pta = &amp;a, f) **pf = 7.9;, g) *ptx = 20;, ) pp = &amp;x;, j) pf = &amp;pta;</text:span></text:p>
      <text:list text:style-name="PO_L1" text:continue-numbering="true" xml:id="15c1f648" text:continue-list="15c0d468">
        <text:list-item>
          <text:p text:style-name="PO_P11"><text:span text:style-name="PO_T5">Considerando as variáveis e ponteiros definidos abaixo; quais são as atribuições permitidas?</text:span></text:p>
        </text:list-item>
      </text:list>
      <text:p text:style-name="PO_P12"><text:span text:style-name="PO_T5">int i, *pi, **ppi;</text:span></text:p>
      <text:p text:style-name="PO_P12"><text:span text:style-name="PO_T5">float f, *pf, **ppf;</text:span></text:p>
      <text:p text:style-name="PO_P12"><text:span text:style-name="PO_T5">a) i = f;<text:tab/><text:tab/>e) *pf = 10;<text:tab/><text:tab/>i) ppf = &amp;pf;</text:span></text:p>
      <text:p text:style-name="PO_P12"><text:span text:style-name="PO_T5">b) pf = &amp;i;<text:tab/><text:tab/>f) f = i;<text:tab/><text:tab/><text:tab/>j) **ppi = 100;</text:span></text:p>
      <text:p text:style-name="PO_P12"><text:span text:style-name="PO_T5">c) *pf = 5.9;<text:tab/><text:tab/>g) pi = &amp;f;</text:span></text:p>
      <text:p text:style-name="PO_P12"><text:span text:style-name="PO_T5">d) *ppi = &amp;pi;<text:tab/><text:tab/>h) *pi = 7.3;</text:span></text:p>
      <text:p text:style-name="PO_P12"><text:span text:style-name="PO_T5">c) *pf = 5.9;<text:tab/>, d) *ppi = &amp;pi;, e) *pf = 10;, f) f = i</text:span></text:p>
      <text:list text:style-name="PO_L1" text:continue-numbering="true" xml:id="15c0f3e0" text:continue-list="15c1f648">
        <text:list-item>
          <text:p text:style-name="PO_P11"><text:span text:style-name="PO_T5">Dadas as declarações abaixo; qual é o valor dos itens:</text:span></text:p>
        </text:list-item>
      </text:list>
      <text:p text:style-name="PO_P12"><text:span text:style-name="PO_T5">int x = 10, *px = &amp;x, **ppx = &amp;x;</text:span></text:p>
      <text:p text:style-name="PO_P12"><text:span text:style-name="PO_T5">float y = 5.9, *py = &amp;y, **ppy = &amp;py;</text:span></text:p>
      <text:p text:style-name="PO_P12"><text:span text:style-name="PO_T5">a) x =<text:tab/>10<text:tab/><text:tab/><text:tab/>g) *ppx = 10<text:tab/><text:tab/>m) &amp;ppy = &amp;y</text:span></text:p>
      <text:p text:style-name="PO_P12"><text:span text:style-name="PO_T5">b) *py = 5.9<text:tab/><text:tab/><text:tab/>h) py = 5.9<text:tab/><text:tab/><text:tab/><text:tab/>n) *&amp;px = &amp;x</text:span></text:p>
      <text:p text:style-name="PO_P12"><text:span text:style-name="PO_T5">c) px = &amp;x<text:tab/><text:tab/><text:tab/>i) &amp;x = &amp;x<text:tab/><text:tab/><text:tab/>o) **ppx++ = 10++</text:span></text:p>
      <text:p text:style-name="PO_P12"><text:span text:style-name="PO_T5">d) &amp;y = &amp;y<text:tab/><text:tab/><text:tab/>j) py++ =11<text:tab/><text:tab/><text:tab/>p) px++ = &amp;x++</text:span></text:p>
      <text:p text:style-name="PO_P12"><text:span text:style-name="PO_T5">e) *px = 10<text:tab/><text:tab/><text:tab/>k) *px-- =<text:tab/>9<text:tab/><text:tab/><text:tab/>q) &amp;ppx = &amp;x</text:span></text:p>
      <text:p text:style-name="PO_P12"><text:span text:style-name="PO_T5">f) y =<text:tab/>5.9<text:tab/><text:tab/><text:tab/>l) **ppy = 5.9</text:span></text:p>
      <text:p text:style-name="PO_P19"/>
      <text:p text:style-name="PO_P20"><text:span text:style-name="PO_T7">INSTRUÇÕES:</text:span></text:p>
      <text:p text:style-name="PO_P21"><text:span text:style-name="PO_T5">1. Simular a execução destes códigos constantes deste arquivo.</text:span></text:p>
      <text:p text:style-name="PO_P21"><text:span text:style-name="PO_T5">2. A partir dos resultados obtidos nas simulações, responder a estas questões e submeter este arquivo.</text:span></text:p>
      <text:p text:style-name="PO_P21"><text:span text:style-name="PO_T5">3. Entregar pela plataforma Turing até o dia 25/09/2020, às 23h59min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Segoe UI" svg:font-family="'Segoe UI'"/>
    <style:font-face style:name="Wingdings" svg:font-family="Wingdings"/>
    <style:font-face style:name="Times New Roman" svg:font-family="'Times New Roman'"/>
    <style:font-face style:name="Liberation Sans" svg:font-family="'Liberation Sans'"/>
    <style:font-face style:name="Noto Sans CJK SC" svg:font-family="'Noto Sans CJK SC'"/>
    <style:font-face style:name="Arial" svg:font-family="Arial"/>
    <style:font-face style:name="Liberation Serif" svg:font-family="'Liberation Serif'"/>
    <style:font-face style:name="맑은 고딕" svg:font-family="'맑은 고딕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249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PO_T8" style:family="text" style:parent-style-name="Standard"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Segoe UI" style:font-name-asian="Segoe UI" style:font-name-complex="Segoe UI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list-style style:name="PO_L1">
      <text:list-level-style-number text:level="1" text:style-name="PO_T8" style:num-suffix="." style:num-format="1">
        <style:list-level-properties fo:text-align="left" text:list-level-position-and-space-mode="label-alignment">
          <style:list-level-label-alignment text:label-followed-by="listtab" fo:margin-left="1.27cm" fo:text-indent="-0.635cm" text:list-tab-stop-position="1.27cm"/>
        </style:list-level-properties>
      </text:list-level-style-number>
      <text:list-level-style-number text:level="2" text:style-name="PO_T8" style:num-suffix="." style:num-format="1">
        <style:list-level-properties fo:text-align="left" text:list-level-position-and-space-mode="label-alignment">
          <style:list-level-label-alignment text:label-followed-by="listtab" fo:margin-left="1.905cm" fo:text-indent="-0.635cm" text:list-tab-stop-position="1.905cm"/>
        </style:list-level-properties>
      </text:list-level-style-number>
      <text:list-level-style-number text:level="3" text:style-name="PO_T8" style:num-suffix="." style:num-format="1">
        <style:list-level-properties fo:text-align="left" text:list-level-position-and-space-mode="label-alignment">
          <style:list-level-label-alignment text:label-followed-by="listtab" fo:margin-left="2.54cm" fo:text-indent="-0.635cm" text:list-tab-stop-position="2.54cm"/>
        </style:list-level-properties>
      </text:list-level-style-number>
      <text:list-level-style-number text:level="4" text:style-name="PO_T8" style:num-suffix="." style:num-format="1">
        <style:list-level-properties fo:text-align="left" text:list-level-position-and-space-mode="label-alignment">
          <style:list-level-label-alignment text:label-followed-by="listtab" fo:margin-left="3.175cm" fo:text-indent="-0.635cm" text:list-tab-stop-position="3.175cm"/>
        </style:list-level-properties>
      </text:list-level-style-number>
      <text:list-level-style-number text:level="5" text:style-name="PO_T8" style:num-suffix="." style:num-format="1">
        <style:list-level-properties fo:text-align="left" text:list-level-position-and-space-mode="label-alignment">
          <style:list-level-label-alignment text:label-followed-by="listtab" fo:margin-left="3.81cm" fo:text-indent="-0.635cm" text:list-tab-stop-position="3.81cm"/>
        </style:list-level-properties>
      </text:list-level-style-number>
      <text:list-level-style-number text:level="6" text:style-name="PO_T8" style:num-suffix="." style:num-format="1">
        <style:list-level-properties fo:text-align="left" text:list-level-position-and-space-mode="label-alignment">
          <style:list-level-label-alignment text:label-followed-by="listtab" fo:margin-left="4.445cm" fo:text-indent="-0.635cm" text:list-tab-stop-position="4.445cm"/>
        </style:list-level-properties>
      </text:list-level-style-number>
      <text:list-level-style-number text:level="7" text:style-name="PO_T8" style:num-suffix="." style:num-format="1">
        <style:list-level-properties fo:text-align="left" text:list-level-position-and-space-mode="label-alignment">
          <style:list-level-label-alignment text:label-followed-by="listtab" fo:margin-left="5.08cm" fo:text-indent="-0.635cm" text:list-tab-stop-position="5.08cm"/>
        </style:list-level-properties>
      </text:list-level-style-number>
      <text:list-level-style-number text:level="8" text:style-name="PO_T8" style:num-suffix="." style:num-format="1">
        <style:list-level-properties fo:text-align="left" text:list-level-position-and-space-mode="label-alignment">
          <style:list-level-label-alignment text:label-followed-by="listtab" fo:margin-left="5.715cm" fo:text-indent="-0.635cm" text:list-tab-stop-position="5.715cm"/>
        </style:list-level-properties>
      </text:list-level-style-number>
      <text:list-level-style-number text:level="9" text:style-name="PO_T8" style:num-suffix="." style:num-format="1">
        <style:list-level-properties fo:text-align="left" text:list-level-position-and-space-mode="label-alignment">
          <style:list-level-label-alignment text:label-followed-by="listtab" fo:margin-left="6.35cm" fo:text-indent="-0.635cm" text:list-tab-stop-position="6.35cm"/>
        </style:list-level-properties>
      </text:list-level-style-number>
    </text:list-style>
    <style:style style:name="Heading_20_1" style:family="paragraph" style:parent-style-name="Heading" style:display-name="Heading 1">
      <style:paragraph-properties fo:margin-left="0cm" fo:margin-right="0cm" fo:margin-top="0.422cm" fo:margin-bottom="0.106cm"/>
      <style:text-properties fo:font-size="16pt" fo:color="#000000" style:font-size-asian="16pt" style:font-size-complex="16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Arial" style:font-name-asian="Times New Roman" style:font-name-complex="Arial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2" style:family="paragraph" style:parent-style-name="Heading" style:display-name="Heading 2">
      <style:paragraph-properties fo:margin-left="0cm" fo:margin-right="0cm" fo:margin-top="0.847cm" fo:margin-bottom="0.847cm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3" style:family="paragraph" style:parent-style-name="Heading" style:display-name="Heading 3">
      <style:paragraph-properties fo:margin-left="1.764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Heading" style:display-name="Heading 4">
      <style:paragraph-properties fo:margin-left="2.117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Heading" style:display-name="Heading 5">
      <style:paragraph-properties fo:margin-left="2.469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Heading" style:display-name="Heading 6">
      <style:paragraph-properties fo:margin-left="2.822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Heading" style:display-name="Heading 7">
      <style:paragraph-properties fo:margin-left="3.175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Heading" style:display-name="Heading 8">
      <style:paragraph-properties fo:margin-left="3.528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Heading" style:display-name="Heading 9">
      <style:paragraph-properties fo:margin-left="3.881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.635cm" fo:margin-bottom="0.635cm"/>
      <style:text-properties fo:font-size="12pt" fo:color="#000000" style:font-size-asian="12pt" style:font-size-complex="12pt" style:use-window-font-color="true" style:text-outline="false" style:letter-kerning="false" style:text-scale="100%" fo:text-transform="uppercas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Contents_20_2" style:family="paragraph" style:parent-style-name="Index" style:display-name="Contents 2">
      <style:paragraph-properties fo:margin-left="0.6cm" fo:margin-right="0cm" fo:margin-top="0cm" fo:margin-bottom="0cm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" style:family="paragraph" style:parent-style-name="Standard">
      <style:paragraph-properties fo:margin-left="0cm" fo:margin-right="0cm" fo:margin-top="0.422cm" fo:margin-bottom="0.212cm"/>
      <style:text-properties fo:font-size="14pt" fo:color="#000000" style:font-size-asian="14pt" style:font-size-complex="14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Liberation Sans" style:font-name-asian="Noto Sans CJK SC" style:font-name-complex="Liberation Sans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notes-configuration text:note-class="footnote" style:num-format="1" text:start-value="0" text:start-numbering-at="document"/>
    <text:notes-configuration text:note-class="endnote" style:num-format="1" text:start-value="0"/>
    <text:linenumbering-configuration text:number-lines="false" text:restart-on-page="false" text:offset="0.501cm"/>
  </office:styles>
  <office:automatic-styles>
    <style:style style:name="PO_TABLE1" style:family="table">
      <style:table-properties style:width="17.101cm" table:align="center" fo:margin="0cm" table:border-model="collapsing"/>
    </style:style>
    <style:style style:name="PO_Table1.A" style:family="table-column">
      <style:table-column-properties style:column-width="2.394cm"/>
    </style:style>
    <style:style style:name="PO_Table1.B" style:family="table-column">
      <style:table-column-properties style:column-width="14.707cm"/>
    </style:style>
    <style:style style:name="PO_Table1.1" style:family="table-row">
      <style:table-row-properties style:min-row-height="2.201cm" fo:keep-together="auto"/>
    </style:style>
    <style:style style:name="PO_Table1.A1" style:family="table-cell">
      <style:table-cell-properties style:vertical-align="middle" style:writing-mode="lr-tb" fo:border="0.5pt solid #000000" fo:padding-left="0.199cm" fo:padding-right="0.191cm"/>
    </style:style>
    <style:style style:name="PO_SHAPE1" style:family="graphic" style:parent-style-name="Frame">
      <style:graphic-properties draw:auto-grow-height="false" draw:auto-grow-width="false" draw:color-mode="standard" draw:contrast="0%" draw:fill="none" draw:image-opacity="100%" draw:luminance="0%" draw:textarea-vertical-align="top" fo:border-bottom="none" fo:border-left="none" fo:border-right="none" fo:border-top="none" fo:clip="rect(0cm, 0cm, 0cm, 0cm)" fo:margin-bottom="0cm" fo:margin-left="0cm" fo:margin-right="0cm" fo:margin-top="0cm" fo:padding-bottom="0cm" fo:padding-left="0cm" fo:padding-right="0cm" fo:padding-top="0cm" fo:wrap-option="wrap" style:background-transparency="0%" style:horizontal-pos="center" style:horizontal-rel="paragraph" style:run-through="background" style:vertical-pos="top" style:vertical-rel="char" style:wrap="dynamic" style:wrap-contour="false" svg:stroke-opacity="100%"/>
      <style:paragraph-properties style:writing-mode="lr-tb"/>
    </style:style>
    <style:style style:name="PO_P2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1" style:family="table-cell">
      <style:table-cell-properties style:vertical-align="middle" style:writing-mode="lr-tb" fo:border="0.5pt solid #000000" fo:padding-left="0.199cm" fo:padding-right="0.191cm"/>
    </style:style>
    <style:style style:name="PO_T1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Arial" style:font-name-asian="Times New Roman" style:font-name-complex="Arial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Arial" style:font-name-asian="Times New Roman" style:font-name-complex="Arial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4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Arial" style:font-name-asian="Times New Roman" style:font-name-complex="Arial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5" style:family="paragraph" style:parent-style-name="Standard">
      <style:paragraph-properties text:number-lines="true" fo:widows="2" fo:orphans="2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6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ideograph-alpha" style:punctuation-wrap="hanging" style:line-break="strict" style:join-border="true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Times New Roman" style:font-name-asian="Times New Roman" style:font-name-complex="Times New Roman" fo:letter-spacing="0cm" fo:language="pt" style:language-asian="pt" style:language-complex="ar" fo:country="BR" style:country-asian="B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page-layout style:name="StandardL">
      <style:page-layout-properties fo:page-width="21.001cm" fo:page-height="29.7cm" style:print-orientation="portrait" fo:margin-left="1.905cm" fo:margin-right="1.905cm" fo:margin-top="1.249cm" fo:margin-bottom="1.249cm" style:footnote-max-height="0cm" style:writing-mode="lr-tb">
        <style:footnote-sep style:width="0.018cm" style:distance-before-sep="0.101cm" style:distance-after-sep="0.101cm" style:rel-width="25%" style:color="#000000" style:line-style="solid" style:adjustment="left"/>
      </style:page-layout-properties>
      <style:header-style>
        <style:header-footer-properties fo:margin-left="0cm" fo:margin-bottom="1.191cm" fo:margin-right="0cm" fo:min-height="1.291cm" style:dynamic-spacing="true"/>
      </style:header-style>
      <style:footer-style>
        <style:header-footer-properties fo:margin-top="1.191cm" fo:margin-left="0cm" fo:margin-right="0cm" fo:min-height="1.291cm" style:dynamic-spacing="true"/>
      </style:footer-style>
    </style:page-layout>
  </office:automatic-styles>
  <office:master-styles>
    <style:master-page style:name="Standard" style:page-layout-name="StandardL">
      <style:header>
        <table:table table:style-name="PO_TABLE1">
          <table:table-column table:style-name="PO_Table1.A"/>
          <table:table-column table:style-name="PO_Table1.B"/>
          <table:table-row table:style-name="PO_Table1.1">
            <table:table-cell table:style-name="PO_Table1.A1">
              <text:p text:style-name="PO_P2"><draw:frame draw:name="Imagem 1" draw:id="PO_DrawId0" draw:style-name="PO_SHAPE1" svg:width="1.764cm" svg:height="2.092cm" svg:x="0cm" svg:y="0cm" text:anchor-type="as-char"><draw:image xlink:actuate="onLoad" xlink:href="Pictures/1000000000000090000000A9B0B65F667B9C8E29.png" xlink:show="embed" xlink:type="simple"/></draw:frame></text:p>
            </table:table-cell>
            <table:table-cell table:style-name="PO_Table1.B1">
              <text:p text:style-name="PO_P3"><text:span text:style-name="PO_T1">Universidade Federal de Goiás</text:span></text:p>
              <text:p text:style-name="PO_P3"><text:span text:style-name="PO_T1">Instituto de Informática</text:span></text:p>
              <text:p text:style-name="PO_P2"><text:span text:style-name="PO_T1">Introdução à Programação</text:span></text:p>
              <text:p text:style-name="PO_P4"><text:span text:style-name="PO_T1">Prof. Gilmar Ferreira Arantes</text:span></text:p>
            </table:table-cell>
          </table:table-row>
        </table:table>
        <text:p text:style-name="PO_P5"/>
      </style:header>
      <style:footer>
        <text:p text:style-name="PO_P6"><text:span text:style-name="PO_T2"><text:page-number text:select-page="current" style:num-format="1">4</text:page-number></text:span></text:p>
        <text:p text:style-name="PO_P5"/>
      </style:footer>
    </style:master-page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dc:title>Perguntas –  Aula do dia 24/02/2010</dc:title>
    <meta:initial-creator>Juliano</meta:initial-creator>
    <dc:creator>Matheus de Moura</dc:creator>
    <meta:creation-date>2014-3-26T21:24:0</meta:creation-date>
    <dc:date>2020-9-22T18:36:16</dc:date>
    <meta:print-date>2017-6-5T12:12:0</meta:print-date>
    <meta:editing-cycles>465</meta:editing-cycles>
    <meta:document-statistic meta:character-count="2431" meta:non-whitespace-character-count="2431" meta:page-count="4" meta:paragraph-count="82" meta:word-count="665"/>
  </office:meta>
</office:document-meta>
</file>